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7902in" fo:break-before="auto" style:use-optimal-row-height="false"/>
    </style:style>
    <style:style style:name="ro4" style:family="table-row">
      <style:table-row-properties style:row-height="0.608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6602in" fo:break-before="auto" style:use-optimal-row-height="false"/>
    </style:style>
    <style:style style:name="ro9" style:family="table-row">
      <style:table-row-properties style:row-height="0.7382in" fo:break-before="auto" style:use-optimal-row-height="false"/>
    </style:style>
    <style:style style:name="ro10" style:family="table-row">
      <style:table-row-properties style:row-height="0.6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08in solid #000000"/>
    </style:style>
    <style:style style:name="ce13" style:family="table-cell" style:parent-style-name="Default">
      <style:text-properties fo:color="#ff3333" fo:font-size="14pt" style:font-size-asian="14pt" style:font-size-complex="14pt"/>
    </style:style>
    <style:style style:name="ce1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.05</text:p>
          </table:table-cell>
          <table:table-cell table:style-name="Default"/>
          <table:table-cell table:style-name="ce13" office:value-type="string">
            <text:p>ВВОДИТЬ ЗНАЧЕНИЯ ТОЛЬКО В ЗЕЛЕНЫЕ ПОЛЯ!!!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4" office:value-type="string" table:number-columns-spanned="1" table:number-rows-spanned="2">
            <text:p><text:span text:style-name="T2">Расчетное </text:span><text:span text:style-name="T2">значение </text:span><text:span text:style-name="T2">чувствитель-</text:span><text:span text:style-name="T2">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106,1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7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9" table:formula="of:=SUM([.B7:.B11])/5" office:value-type="float" office:value="300" table:number-columns-spanned="1" table:number-rows-spanned="5">
            <text:p>300</text:p>
          </table:table-cell>
          <table:table-cell office:value-type="float" office:value="9000">
            <text:p>9000</text:p>
          </table:table-cell>
          <table:table-cell table:style-name="ce9" table:formula="of:=SUM([.D7:.D11])/5" office:value-type="float" office:value="9000" table:number-columns-spanned="1" table:number-rows-spanned="5">
            <text:p>9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7]-[.C7])/[.F7]" office:value-type="float" office:value="101.10400929692" table:number-columns-spanned="1" table:number-rows-spanned="5">
            <text:p>101.10</text:p>
          </table:table-cell>
          <table:table-cell table:style-name="ce15" table:formula="of:=106.1-[.G7]" office:value-type="float" office:value="4.9959907030796" table:number-columns-spanned="1" table:number-rows-spanned="5">
            <text:p>5.0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6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06,1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9" table:formula="of:=SUM([.B17:.B21])/5" office:value-type="float" office:value="300" table:number-columns-spanned="1" table:number-rows-spanned="5">
            <text:p>300</text:p>
          </table:table-cell>
          <table:table-cell office:value-type="float" office:value="9000">
            <text:p>9000</text:p>
          </table:table-cell>
          <table:table-cell table:style-name="ce9" table:formula="of:=SUM([.D17:.D21])/5" office:value-type="float" office:value="9000" table:number-columns-spanned="1" table:number-rows-spanned="5">
            <text:p>9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17]-[.C17])/[.F17]" office:value-type="float" office:value="101.10400929692" table:number-columns-spanned="1" table:number-rows-spanned="5">
            <text:p>101.10</text:p>
          </table:table-cell>
          <table:table-cell table:style-name="ce15" table:formula="of:=106.1-[.G17]" office:value-type="float" office:value="4.9959907030796" table:number-columns-spanned="1" table:number-rows-spanned="5">
            <text:p>5.0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6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06,1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9" table:formula="of:=SUM([.B27:.B31])/5" office:value-type="float" office:value="300" table:number-columns-spanned="1" table:number-rows-spanned="5">
            <text:p>300</text:p>
          </table:table-cell>
          <table:table-cell office:value-type="float" office:value="9000">
            <text:p>9000</text:p>
          </table:table-cell>
          <table:table-cell table:style-name="ce9" table:formula="of:=SUM([.D27:.D31])/5" office:value-type="float" office:value="9000" table:number-columns-spanned="1" table:number-rows-spanned="5">
            <text:p>9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27]-[.C27])/[.F27]" office:value-type="float" office:value="101.10400929692" table:number-columns-spanned="1" table:number-rows-spanned="5">
            <text:p>101.10</text:p>
          </table:table-cell>
          <table:table-cell table:style-name="ce15" table:formula="of:=106.1-[.G27]" office:value-type="float" office:value="4.9959907030796" table:number-columns-spanned="1" table:number-rows-spanned="5">
            <text:p>5.0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6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06,1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9" table:formula="of:=SUM([.B37:.B41])/5" office:value-type="float" office:value="300" table:number-columns-spanned="1" table:number-rows-spanned="5">
            <text:p>300</text:p>
          </table:table-cell>
          <table:table-cell office:value-type="float" office:value="9000">
            <text:p>9000</text:p>
          </table:table-cell>
          <table:table-cell table:style-name="ce9" table:formula="of:=SUM([.D37:.D41])/5" office:value-type="float" office:value="9000" table:number-columns-spanned="1" table:number-rows-spanned="5">
            <text:p>9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37]-[.C37])/[.F37]" office:value-type="float" office:value="101.10400929692" table:number-columns-spanned="1" table:number-rows-spanned="5">
            <text:p>101.10</text:p>
          </table:table-cell>
          <table:table-cell table:style-name="ce15" table:formula="of:=106.1-[.G37]" office:value-type="float" office:value="4.9959907030796" table:number-columns-spanned="1" table:number-rows-spanned="5">
            <text:p>5.0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covered-table-cell/>
          <table:table-cell office:value-type="float" office:value="9000">
            <text:p>9000</text:p>
          </table:table-cell>
          <table:covered-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09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12-18T09:47:54.40</dc:date>
    <meta:editing-duration>PT1H25M32S</meta:editing-duration>
    <meta:editing-cycles>5</meta:editing-cycles>
    <meta:generator>OpenOffice/4.1.6$Win32 OpenOffice.org_project/416m1$Build-9790</meta:generator>
    <meta:document-statistic meta:table-count="3" meta:cell-count="111" meta:object-count="0"/>
  </office:meta>
</office:document-meta>
</file>